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6" style:family="paragraph" style:parent-style-name="Standard">
      <style:text-properties fo:color="#800080" style:font-name="Arial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800080" style:font-name="Arial" fo:font-size="10pt" style:font-size-asian="10pt" style:font-size-complex="10pt"/>
    </style:style>
    <style:style style:name="P15" style:family="paragraph" style:parent-style-name="Heading_20_1">
      <style:paragraph-properties fo:text-align="start" style:justify-single-word="false"/>
      <style:text-properties style:font-name="Arial"/>
    </style:style>
    <style:style style:name="P16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>
            <text:p text:style-name="P9"/>
          </table:table-cell>
          <table:table-cell table:style-name="Tabell1.D1" office:value-type="string">
            <text:p text:style-name="P9">Påbörjad 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A2" office:value-type="string">
            <text:p text:style-name="P7"/>
          </table:table-cell>
          <table:table-cell table:style-name="Tabell1.D2" office:value-type="string">
            <text:p text:style-name="P7">Ej påbörjad 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A2" office:value-type="string">
            <text:p text:style-name="P7"/>
          </table:table-cell>
          <table:table-cell table:style-name="Tabell1.D2" office:value-type="string">
            <text:p text:style-name="P7">Ej påbörjad 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A2" office:value-type="string">
            <text:p text:style-name="P7"/>
          </table:table-cell>
          <table:table-cell table:style-name="Tabell1.D2" office:value-type="string">
            <text:p text:style-name="P7">Ej påbörjad </text:p>
          </table:table-cell>
        </table:table-row>
        <table:table-row>
          <table:table-cell table:style-name="Tabell1.A2" office:value-type="string">
            <text:p text:style-name="P7">Implementera databasen inklusive tabelldata</text:p>
          </table:table-cell>
          <table:table-cell table:style-name="Tabell1.B2" office:value-type="float" office:value="2">
            <text:p text:style-name="P7">2</text:p>
          </table:table-cell>
          <table:table-cell table:style-name="Tabell1.A2" office:value-type="string">
            <text:p text:style-name="P7"/>
          </table:table-cell>
          <table:table-cell table:style-name="Tabell1.D2" office:value-type="string">
            <text:p text:style-name="P7">Ej påbörjad </text:p>
          </table:table-cell>
        </table:table-row>
        <table:table-row>
          <table:table-cell table:style-name="Tabell1.A2" office:value-type="string">
            <text:p text:style-name="P7">Skapa mapp + filstruktur till eget plugin</text:p>
          </table:table-cell>
          <table:table-cell table:style-name="Tabell1.B2" office:value-type="float" office:value="1">
            <text:p text:style-name="P7">1</text:p>
          </table:table-cell>
          <table:table-cell table:style-name="Tabell1.A2" office:value-type="string">
            <text:p text:style-name="P7"/>
          </table:table-cell>
          <table:table-cell table:style-name="Tabell1.D2" office:value-type="string">
            <text:p text:style-name="P7">Ej påbörjad </text:p>
          </table:table-cell>
        </table:table-row>
        <table:table-row>
          <table:table-cell table:style-name="Tabell1.A2" office:value-type="string">
            <text:p text:style-name="P7">Implementera DBconnection</text:p>
          </table:table-cell>
          <table:table-cell table:style-name="Tabell1.B2" office:value-type="float" office:value="2">
            <text:p text:style-name="P7">2</text:p>
          </table:table-cell>
          <table:table-cell table:style-name="Tabell1.A2" office:value-type="string">
            <text:p text:style-name="P7"/>
          </table:table-cell>
          <table:table-cell table:style-name="Tabell1.D2" office:value-type="string">
            <text:p text:style-name="P7">Ej påbörjad </text:p>
          </table:table-cell>
        </table:table-row>
        <table:table-row>
          <table:table-cell table:style-name="Tabell1.A2" office:value-type="string">
            <text:p text:style-name="P7">hämta ut tabelldata</text:p>
          </table:table-cell>
          <table:table-cell table:style-name="Tabell1.B2" office:value-type="float" office:value="2">
            <text:p text:style-name="P7">2</text:p>
          </table:table-cell>
          <table:table-cell table:style-name="Tabell1.A2" office:value-type="string">
            <text:p text:style-name="P7"/>
          </table:table-cell>
          <table:table-cell table:style-name="Tabell1.D2" office:value-type="string">
            <text:p text:style-name="P7">Ej påbörjad 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20 h</text:p>
          </table:table-cell>
          <table:table-cell table:style-name="Tabell1.A2" office:value-type="string">
            <text:p text:style-name="P8">Verklig:</text:p>
          </table:table-cell>
          <table:table-cell table:style-name="Tabell1.D2" office:value-type="string">
            <text:p text:style-name="P8">Totalt i kursen:</text:p>
            <text:p text:style-name="P8">(39,5 + x) + (7,5 + x) </text:p>
            <text:p text:style-name="P8">= x + x</text:p>
            <text:p text:style-name="P8">= x </text:p>
          </table:table-cell>
        </table:table-row>
      </table:table>
      <text:p text:style-name="P5"><text:span text:style-name="T1"/></text:p>
      <text:h text:style-name="P15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p text:style-name="P5"/>
      <text:h text:style-name="P16" text:outline-level="1"><text:soft-page-break/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6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6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22T10:27:07</dc:date>
    <meta:editing-duration>P9DT19H10M50S</meta:editing-duration>
    <meta:editing-cycles>67</meta:editing-cycles>
    <meta:generator>OpenOffice.org/3.4.1$Unix OpenOffice.org_project/341m1$Build-9593</meta:generator>
    <meta:document-statistic meta:table-count="2" meta:image-count="0" meta:object-count="0" meta:page-count="2" meta:paragraph-count="104" meta:word-count="318" meta:character-count="1744"/>
  </office:meta>
</office:document-meta>
</file>